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b613d" draw:fill="solid" draw:fill-color="#f5793a" draw:textarea-horizontal-align="justify" draw:textarea-vertical-align="top" draw:auto-grow-height="false" fo:min-height="0.963cm" fo:min-width="6.475cm" draw:shadow="visible" draw:shadow-offset-x="-0.212cm" draw:shadow-offset-y="0.212cm" draw:shadow-opacity="50%"/>
    </style:style>
    <style:style style:name="gr2" style:family="graphic" style:parent-style-name="standard">
      <style:graphic-properties svg:stroke-color="#3465a4" draw:fill="solid" draw:fill-color="#a95aa1" draw:textarea-horizontal-align="justify" draw:textarea-vertical-align="middle" draw:auto-grow-height="false" fo:min-height="1.02cm" fo:min-width="6.485cm" draw:shadow="visible" draw:shadow-offset-x="-0.212cm" draw:shadow-offset-y="0.212cm" draw:shadow-opacity="50%"/>
    </style:style>
    <style:style style:name="gr3" style:family="graphic" style:parent-style-name="standard">
      <style:graphic-properties svg:stroke-color="#eb613d" draw:fill="solid" draw:fill-color="#f5793a" draw:textarea-horizontal-align="justify" draw:textarea-vertical-align="middle" draw:auto-grow-height="false" fo:min-height="1.02cm" fo:min-width="6.485cm" draw:shadow="visible" draw:shadow-offset-x="-0.212cm" draw:shadow-offset-y="0.212cm" draw:shadow-opacity="50%"/>
    </style:style>
    <style:style style:name="gr4" style:family="graphic" style:parent-style-name="objectwithoutfill">
      <style:graphic-properties svg:stroke-width="0.053cm" draw:marker-start="Symmetric_20_Arrow" draw:marker-start-width="0.3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color="#eb613d" draw:fill="solid" draw:fill-color="#f5793a" draw:textarea-horizontal-align="justify" draw:textarea-vertical-align="middle" draw:auto-grow-height="false" fo:min-height="1.045cm" fo:min-width="6.485cm" draw:shadow="visible" draw:shadow-offset-x="-0.212cm" draw:shadow-offset-y="0.212cm" draw:shadow-opacity="50%"/>
    </style:style>
    <style:style style:name="gr6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9.211cm" fo:min-width="7.548cm" fo:padding-top="0.151cm" fo:padding-bottom="0.151cm" fo:padding-left="0.276cm" fo:padding-right="0.276cm" draw:shadow-opacity="0%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5793a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solid" draw:fill-color="#a95aa1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729fcf" draw:opacity="0%"/>
      <style:paragraph-properties fo:text-align="center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600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4" style:family="text">
      <style:text-properties style:text-position="-33% 58%"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975cm" svg:height="1.213cm" svg:x="1.839cm" svg:y="7.2cm">
          <text:p text:style-name="P1"><text:span text:style-name="T1">Filter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6.985cm" svg:height="1.27cm" svg:x="1.839cm" svg:y="1.513cm">
          <text:p text:style-name="P1"><text:span text:style-name="T3">Clien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985cm" svg:height="1.27cm" svg:x="1.839cm" svg:y="11.913cm">
          <text:p text:style-name="P1"><text:span text:style-name="T3">Servle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6.985cm" svg:height="1.27cm" svg:x="1.839cm" svg:y="4.714cm">
          <text:p text:style-name="P1"><text:span text:style-name="T3">Filter</text:span><text:span text:style-name="T4">0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5.331cm" svg:y1="2.783cm" svg:x2="5.331cm" svg:y2="4.714cm" draw:start-shape="id1" draw:start-glue-point="2" draw:end-shape="id2" draw:end-glue-point="0" svg:d="M5331 2783v1931" svg:viewBox="0 0 1 1932">
          <text:p/>
        </draw:connector>
        <draw:custom-shape draw:style-name="gr5" draw:text-style-name="P2" draw:layer="layout" svg:width="6.985cm" svg:height="1.295cm" svg:x="1.839cm" svg:y="9.515cm">
          <text:p text:style-name="P1"><text:span text:style-name="T3">Filter</text:span><text:span text:style-name="T4">2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5.314cm" svg:y1="6.014cm" svg:x2="5.314cm" svg:y2="7.157cm" svg:d="M5314 6014v1143" svg:viewBox="0 0 1 1144">
          <text:p/>
        </draw:connector>
        <draw:connector draw:style-name="gr4" draw:text-style-name="P4" draw:layer="layout" draw:type="line" svg:x1="5.314cm" svg:y1="8.415cm" svg:x2="5.314cm" svg:y2="9.558cm" svg:d="M5314 8415v1143" svg:viewBox="0 0 1 1144">
          <text:p/>
        </draw:connector>
        <draw:connector draw:style-name="gr4" draw:text-style-name="P4" draw:layer="layout" draw:type="line" svg:x1="5.314cm" svg:y1="10.816cm" svg:x2="5.314cm" svg:y2="11.959cm" svg:d="M5314 10816v1143" svg:viewBox="0 0 1 1144">
          <text:p/>
        </draw:connector>
        <draw:custom-shape draw:style-name="gr6" draw:text-style-name="P5" draw:layer="layout" svg:width="8.1cm" svg:height="9.513cm" svg:x="1.214cm" svg:y="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3.835cm" svg:height="1.673cm" svg:x="0.879cm" svg:y="3.283cm">
          <draw:text-box>
            <text:p><text:span text:style-name="T5">FilterCha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4T18:09:09.414867462</meta:creation-date>
    <dc:date>2020-02-19T21:30:29.053856558</dc:date>
    <meta:editing-duration>P6DT20H50M28S</meta:editing-duration>
    <meta:editing-cycles>26</meta:editing-cycles>
    <meta:generator>LibreOffice/6.0.7.3$Linux_X86_64 LibreOffice_project/00m0$Build-3</meta:generator>
    <meta:document-statistic meta:object-count="11"/>
  </office:meta>
</office:document-meta>
</file>